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e1c2b" officeooo:paragraph-rsid="001e1c2b"/>
    </style:style>
    <style:style style:name="P2" style:family="paragraph" style:parent-style-name="Text_20_body">
      <style:paragraph-properties fo:text-align="start" style:justify-single-word="false"/>
      <style:text-properties officeooo:rsid="001e1c2b" officeooo:paragraph-rsid="001e1c2b"/>
    </style:style>
    <style:style style:name="P3" style:family="paragraph" style:parent-style-name="Title">
      <style:text-properties officeooo:rsid="001e1c2b" officeooo:paragraph-rsid="001e1c2b"/>
    </style:style>
    <style:style style:name="P4" style:family="paragraph" style:parent-style-name="Text_20_body">
      <style:paragraph-properties fo:text-align="center" style:justify-single-word="false"/>
      <style:text-properties officeooo:paragraph-rsid="001e1c2b"/>
    </style:style>
    <style:style style:name="P5" style:family="paragraph" style:parent-style-name="Heading_20_1">
      <style:paragraph-properties fo:text-align="center" style:justify-single-word="false"/>
      <style:text-properties officeooo:rsid="001e1c2b" officeooo:paragraph-rsid="001e1c2b"/>
    </style:style>
    <style:style style:name="P6" style:family="paragraph" style:parent-style-name="Heading_20_3">
      <style:paragraph-properties fo:text-align="center" style:justify-single-word="false"/>
      <style:text-properties officeooo:rsid="001e1c2b" officeooo:paragraph-rsid="001e1c2b"/>
    </style:style>
    <style:style style:name="P7" style:family="paragraph" style:parent-style-name="Text_20_body">
      <style:paragraph-properties fo:text-align="start" style:justify-single-word="false"/>
      <style:text-properties officeooo:rsid="001e1c2b" officeooo:paragraph-rsid="001e1c2b"/>
    </style:style>
    <style:style style:name="P8" style:family="paragraph" style:parent-style-name="Text_20_body">
      <style:paragraph-properties fo:text-align="start" style:justify-single-word="false"/>
      <style:text-properties officeooo:rsid="001e1c2b" officeooo:paragraph-rsid="00220a33"/>
    </style:style>
    <style:style style:name="P9" style:family="paragraph" style:parent-style-name="Text_20_body">
      <style:paragraph-properties fo:text-align="start" style:justify-single-word="false"/>
      <style:text-properties officeooo:rsid="00220a33" officeooo:paragraph-rsid="00220a33"/>
    </style:style>
    <style:style style:name="T1" style:family="text">
      <style:text-properties officeooo:rsid="00207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</text:p>
      <text:h text:style-name="P5" text:outline-level="1" text:is-list-header="true">INF-2<text:span text:style-name="T1">300</text:span></text:h>
      <text:h text:style-name="P6" text:outline-level="3">Erling Heimstad Willassen</text:h>
      <text:p text:style-name="P4"/>
      <text:p text:style-name="P2">Introduction</text:p>
      <text:p text:style-name="P9">HyperText Transfer Protocol </text:p>
      <text:p text:style-name="P9">Restful</text:p>
      <text:p text:style-name="P9">Python</text:p>
      <text:p text:style-name="P9">Method</text:p>
      <text:p text:style-name="P9">Design</text:p>
      <text:p text:style-name="P9">Results</text:p>
      <text:p text:style-name="P9">HTTP server (HTML)</text:p>
      <text:p text:style-name="P9"><text:tab/>GET</text:p>
      <text:p text:style-name="P9"><text:tab/>POST</text:p>
      <text:p text:style-name="P9">Restful API (json)</text:p>
      <text:p text:style-name="P9"><text:tab/>GET</text:p>
      <text:p text:style-name="P9"><text:tab/>POST</text:p>
      <text:p text:style-name="P9"><text:tab/>PUT</text:p>
      <text:p text:style-name="P9"><text:tab/>Delete</text:p>
      <text:p text:style-name="P9">Discussion</text:p>
      <text:p text:style-name="P2"/>
      <text:p text:style-name="P2"/>
      <text:p text:style-name="P1"/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3:24:12.568842384</meta:creation-date>
    <dc:date>2025-08-31T15:21:26.420963956</dc:date>
    <meta:editing-duration>PT9M5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8" meta:character-count="192" meta:non-whitespace-character-count="176"/>
  </office:meta>
</office:document-meta>
</file>